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107%" fo:margin-left="-0.0138in" fo:margin-right="-0.0138in">
        <style:tab-stops/>
      </style:paragraph-properties>
    </style:style>
    <style:style style:name="T2" style:parent-style-name="Fuentedepárrafopredeter." style:family="text">
      <style:text-properties style:font-name="Calibri" style:font-name-asian="Calibri" style:font-name-complex="Calibri" fo:language="es"/>
    </style:style>
    <style:style style:name="P3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 fo:language="es"/>
    </style:style>
    <style:style style:name="P4" style:parent-style-name="Normal" style:family="paragraph">
      <style:paragraph-properties fo:margin-bottom="0in" fo:line-height="100%"/>
    </style:style>
    <style:style style:name="T5" style:parent-style-name="Fuentedepárrafopredeter." style:family="text">
      <style:text-properties style:font-name="Arial" style:font-name-asian="Arial" style:font-name-complex="Arial" fo:color="#000000" fo:language="es"/>
    </style:style>
    <style:style style:name="T6" style:parent-style-name="Fuentedepárrafopredeter.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7" style:parent-style-name="Fuentedepárrafopredeter." style:family="text">
      <style:text-properties style:font-name="Arial" style:font-name-asian="Arial" style:font-name-complex="Arial" fo:color="#000000" fo:language="es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style:font-name="Arial" style:font-name-asian="Arial" style:font-name-complex="Arial" fo:color="#000000" fo:language="es"/>
    </style:style>
    <style:style style:name="P10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1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2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3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4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5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6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7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8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19" style:parent-style-name="Normal" style:family="paragraph">
      <style:paragraph-properties fo:margin-bottom="0in" fo:line-height="100%"/>
    </style:style>
    <style:style style:name="T20" style:parent-style-name="Fuentedepárrafopredeter." style:family="text">
      <style:text-properties style:font-name="Arial" style:font-name-asian="Arial" style:font-name-complex="Arial" fo:color="#000000" fo:language="es"/>
    </style:style>
    <style:style style:name="T21" style:parent-style-name="Fuentedepárrafopredeter." style:family="text">
      <style:text-properties style:font-name="Arial" style:font-name-asian="Arial" style:font-name-complex="Arial" fo:color="#000000" fo:language="es"/>
    </style:style>
    <style:style style:name="T22" style:parent-style-name="Fuentedepárrafopredeter." style:family="text">
      <style:text-properties style:font-name="Arial" style:font-name-asian="Arial" style:font-name-complex="Arial" fo:color="#000000"/>
    </style:style>
    <style:style style:name="T23" style:parent-style-name="Fuentedepárrafopredeter." style:family="text">
      <style:text-properties style:font-name="Arial" style:font-name-asian="Arial" style:font-name-complex="Arial" fo:color="#000000" fo:language="es"/>
    </style:style>
    <style:style style:name="P24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25" style:parent-style-name="Normal" style:family="paragraph">
      <style:paragraph-properties fo:margin-bottom="0in" fo:line-height="100%"/>
    </style:style>
    <style:style style:name="T26" style:parent-style-name="Fuentedepárrafopredeter." style:family="text">
      <style:text-properties style:font-name="Arial" style:font-name-asian="Arial" style:font-name-complex="Arial" fo:color="#000000" fo:language="es"/>
    </style:style>
    <style:style style:name="T27" style:parent-style-name="Fuentedepárrafopredeter.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28" style:parent-style-name="Fuentedepárrafopredeter." style:family="text">
      <style:text-properties style:font-name="Arial" style:font-name-asian="Arial" style:font-name-complex="Arial" fo:color="#000000" fo:language="es"/>
    </style:style>
    <style:style style:name="P29" style:parent-style-name="Normal" style:family="paragraph">
      <style:paragraph-properties fo:margin-bottom="0.0826in"/>
      <style:text-properties style:font-name="Arial" style:font-name-asian="Arial" style:font-name-complex="Arial" fo:color="#000000" fo:language="es"/>
    </style:style>
    <style:style style:name="P30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color="#000000" fo:language="es"/>
    </style:style>
    <style:style style:name="P32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3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4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5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6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7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8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39" style:parent-style-name="Normal" style:family="paragraph">
      <style:paragraph-properties fo:margin-bottom="0in" fo:line-height="100%"/>
      <style:text-properties style:font-name="Arial" style:font-name-asian="Arial" style:font-name-complex="Arial" fo:color="#000000" fo:language="es"/>
    </style:style>
    <style:style style:name="P40" style:parent-style-name="Normal" style:family="paragraph">
      <style:text-properties style:font-name="Calibri" style:font-name-asian="Calibri" style:font-name-complex="Calibri" fo:language="es"/>
    </style:style>
    <style:style style:name="P41" style:parent-style-name="Normal" style:family="paragraph">
      <style:text-properties style:font-name="Calibri" style:font-name-asian="Calibri" style:font-name-complex="Calibri" fo:language="es"/>
    </style:style>
    <style:style style:name="P42" style:parent-style-name="Normal" style:family="paragraph">
      <style:text-properties style:font-name="Calibri" style:font-name-asian="Calibri" style:font-name-complex="Calibri" fo:language="es"/>
    </style:style>
  </office:automatic-styles>
  <office:body>
    <office:text text:use-soft-page-breaks="true">
      <text:p text:style-name="P1"><text:span text:style-name="T2">PODCAST. Por Paco Aldarias.<text:s/></text:span></text:p>
      <text:p text:style-name="P3">TEMA 3 PARTE<text:s/>7<text:s/>AUDIO</text:p>
      <text:p text:style-name="P4"><text:span text:style-name="T5">El sonido<text:s/></text:span><text:span text:style-name="T6">es cualquier fenómeno de propagación de<text:s/></text:span><text:span text:style-name="T7">ondas.<text:s/></text:span></text:p>
      <text:p text:style-name="P8"><text:span text:style-name="T9">El ruido es un sonido no deseado que interfiere en la comunicación el cual se puede eliminar con aps de edición.</text:span></text:p>
      <text:p text:style-name="P10">El proceso de digitalización del sonido consiste en tomar muestras de una señal sonora (muestreo) a intervalos constantes de tiempo (frecuencia de muestreo).<text:s/></text:p>
      <text:p text:style-name="P11">Una buena calidad de audio seria de<text:s/>frecuencia<text:s/>de muestreo de 44000 hercios<text:s/><text:s/>o 44 KiloHercios<text:s/>y una muestra de<text:s/>16bits.</text:p>
      <text:p text:style-name="P12">Las tarjetas de sonido transforman el sonido digital en analógico. El DAC hace lo mismo pero se conecta por usb al pc.</text:p>
      <text:p text:style-name="P13">Los fichero de audio wav<text:s/>son formato de sonido sin comprimir y sin perdida de calidad y ocupan muchos bits.</text:p>
      <text:p text:style-name="P14">Los ficheros flac con ficheros comprimidos sin perdida de calidad.</text:p>
      <text:p text:style-name="P15">Los fichero mp3 y ogg son ficheros comprimidos con perdida que ocupan poco espacio.</text:p>
      <text:p text:style-name="P16">Los ficheros de sonido mp3 disponen de etiquetas o tags con información del audio como autor, caratula, tipo de música, etc.</text:p>
      <text:p text:style-name="P17">Reproductores de sonido más conocidos son winamp, vlc, windows media player.</text:p>
      <text:p text:style-name="P18">Editores de sonido más<text:s/>conocido son: audacity.</text:p>
      <text:p text:style-name="P19"><text:span text:style-name="T20">Si editamos un fichero de audio perdera calidad,<text:s/></text:span><text:span text:style-name="T21">t</text:span><text:span text:style-name="T22">endremos pérdida de calidad dos veces, la primera al importar el fichero mp3, y luego al exportar. Por tanto, no se debe trabajar con fichero mp3, sino con<text:s/></text:span><text:span text:style-name="T23">WAV, AIFF or FLAC.</text:span></text:p>
      <text:p text:style-name="P24">Un podcast es una publicación de carácter digital y periódica, en formato de audio o vídeo y que se puede descargar de internet o escuchar online.</text:p>
      <text:p text:style-name="P25"><text:span text:style-name="T26">El audio libro es un fichero de audio que te permite escuchar<text:s/></text:span><text:span text:style-name="T27">un</text:span><text:span text:style-name="T28"><text:s/>texto escrito.<text:s/></text:span></text:p>
      <text:p text:style-name="P29">Cuando hablamos de audio en IA, estamos hablando de la posibilidad de crear audio nuevo usando texto ya existente, motores de busqueda de audio,<text:s/>edición de audio que permite mejor ficheros de audio como por ejemplo borrar la parte sin sonido del final o del inicio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DARIAS RAYA, FRANCISCO</meta:initial-creator>
    <dc:creator>ALDARIAS RAYA, FRANCISCO</dc:creator>
    <meta:creation-date>2024-01-30T15:49:00Z</meta:creation-date>
    <dc:date>2024-01-30T15:49:00Z</dc:date>
    <meta:template xlink:href="Normal.dotm" xlink:type="simple"/>
    <meta:editing-cycles>1</meta:editing-cycles>
    <meta:editing-duration>PT0S</meta:editing-duration>
    <meta:document-statistic meta:page-count="1" meta:paragraph-count="3" meta:word-count="285" meta:character-count="1855" meta:row-count="13" meta:non-whitespace-character-count="1573"/>
  </office:meta>
</office:document-meta>
</file>